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officeooo:rsid="00118eb6" officeooo:paragraph-rsid="00118eb6" fo:background-color="transparent" style:font-weight-asian="bold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18eb6" officeooo:paragraph-rsid="00118eb6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65%" style:writing-mode="lr-tb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00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 loext:char-shading-value="0"/>
    </style:style>
    <style:style style:name="T7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normal" fo:background-color="#ffff00" loext:char-shading-value="0"/>
    </style:style>
    <style:style style:name="T8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normal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YOU THINK PRIVACY IS NOT DEAD, OR SHOULD NOT BE DEAD, HERE IS A CHEAT SHEET. </text:p>
      <text:p text:style-name="P1"/>
      <text:p text:style-name="P2"><text:bookmark text:name="docs-internal-guid-28cffd71-7fff-5ad7-0444-370f2dfdba7e"/>Resources</text:p>
      <text:p text:style-name="P6">ALA Code of Ethics (http://www.ala.org/tools/ethics)</text:p>
      <text:p text:style-name="P6">ALA Privacy Checklist (http://www.ala.org/advocacy/privacy/checklists)</text:p>
      <text:p text:style-name="P6">Library Freedom Project (https://libraryfreedomproject.org/resources/)</text:p>
      <text:p text:style-name="P6">Consumer Reports (https://advocacy.consumerreports.org/issue/tech-privacy/)</text:p>
      <text:p text:style-name="Text_20_body"/>
      <text:p text:style-name="P4">Tutorials</text:p>
      <text:p text:style-name="P6">Surveillance Self-Defense (https://ssd.eff.org/)</text:p>
      <text:p text:style-name="P6">Encrypting your email (https://emailselfdefense.fsf.org)</text:p>
      <text:p text:style-name="P6">Decent Security (https://decentsecurity.com/ - great practical Windows security site)</text:p>
      <text:p text:style-name="Text_20_body"/>
      <text:p text:style-name="P4">Digital Hygiene Guides</text:p>
      <text:p text:style-name="P6">Speak Up &amp; Stay Safe(r): A Guide to Protecting Yourself From Online Harassment (https://onlinesafety.feministfrequency.com/en/)  </text:p>
      <text:p text:style-name="P6">Crash Override Resource Center (http://www.crashoverridenetwork.com/resources.html) </text:p>
      <text:p text:style-name="P11"><text:span text:style-name="T1">Data Detox Kit (https://datadetox.myshadow.org/en/detox)</text:span><text:span text:style-name="T4">  </text:span></text:p>
      <text:p text:style-name="Text_20_body"/>
      <text:p text:style-name="P11"><text:span text:style-name="T6">Passwords</text:span><text:span text:style-name="T7"><text:line-break/></text:span><text:span text:style-name="T1">Diceware (https://www.eff.org/files/2016/07/18/eff_large_wordlist.txt)</text:span></text:p>
      <text:p text:style-name="P6">KeePassXC</text:p>
      <text:p text:style-name="P6">LastPass</text:p>
      <text:p text:style-name="P6">FreeOTP</text:p>
      <text:p text:style-name="P6">Yubikey</text:p>
      <text:p text:style-name="Text_20_body"/>
      <text:p text:style-name="P4">Browsers</text:p>
      <text:p text:style-name="P6">Tor Browser (torproject.org)</text:p>
      <text:p text:style-name="P6">Firefox</text:p>
      <text:p text:style-name="P6">Privacy Badger</text:p>
      <text:p text:style-name="P6">HTTPS Everywhere</text:p>
      <text:p text:style-name="P6">uBlock Origin</text:p>
      <text:p text:style-name="P6">Multi-Account Containers</text:p>
      <text:p text:style-name="Text_20_body"/>
      <text:p text:style-name="P4"><text:soft-page-break/>Search Engines</text:p>
      <text:p text:style-name="P6">DuckDuckGo (duckduckgo.com)</text:p>
      <text:p text:style-name="Text_20_body"/>
      <text:p text:style-name="P4">Encryption</text:p>
      <text:p text:style-name="P6">LUKS (Linux Unified Key Setup)</text:p>
      <text:p text:style-name="P6">FileVault (OSX)</text:p>
      <text:p text:style-name="P6">BitLocker (Windows)</text:p>
      <text:p text:style-name="P6">Veracrypt (https://www.veracrypt.fr/en/Home.html)</text:p>
      <text:p text:style-name="Text_20_body"/>
      <text:p text:style-name="P11"><text:span text:style-name="T6">VPNs</text:span><text:span text:style-name="T8"><text:line-break/></text:span><text:span text:style-name="T1">Private Internet Access</text:span></text:p>
      <text:p text:style-name="P4">Phones</text:p>
      <text:p text:style-name="P6">Lineage</text:p>
      <text:p text:style-name="P6">Signal</text:p>
      <text:p text:style-name="P6">WhatsApp</text:p>
      <text:p text:style-name="P11"><text:span text:style-name="T1">Orbot &amp; Orfox (Android)<text:line-break/>Onion Browser (iOS)</text:span></text:p>
      <text:p text:style-name="P6">Firefox Focus</text:p>
      <text:p text:style-name="Text_20_body"/>
      <text:p text:style-name="P4">Linux</text:p>
      <text:p text:style-name="P6">Ubuntu, Solus OS, Elementary OS (all of these are beginner friendly)</text:p>
      <text:p text:style-name="P7">Tails (Linux designed especially for privacy - not beginner friendly)</text:p>
      <text:p text:style-name="Text_20_body"/>
      <text:p text:style-name="P5">Further Reading &amp; Watching</text:p>
      <text:p text:style-name="Text_20_body"/>
      <text:p text:style-name="P8">Nonfiction</text:p>
      <text:p text:style-name="P12"><text:span text:style-name="T2">Dragnet Nation: A Quest for Privacy, Security, and Freedom in a World of Relentless Surveillance </text:span><text:span text:style-name="T1">by Julia Angwin</text:span></text:p>
      <text:p text:style-name="P12"><text:span text:style-name="T2">It’s Complicated: The Social Lives of Networked Teens</text:span><text:span text:style-name="T5"> </text:span><text:span text:style-name="T1">by danah boyd</text:span></text:p>
      <text:p text:style-name="P12"><text:span text:style-name="T2">Dark Matters: On the Surveillance of Blackness</text:span><text:span text:style-name="T5"> </text:span><text:span text:style-name="T1">by Simone Browne</text:span></text:p>
      <text:p text:style-name="P9">Automating Inequality by Virginia Eubanks</text:p>
      <text:p text:style-name="P12"><text:span text:style-name="T2">No Place to Hide: Edward Snowden, the NSA and the U.S. Surveillance State</text:span><text:span text:style-name="T5"> </text:span><text:span text:style-name="T1">by Glenn Greenwald</text:span></text:p>
      <text:p text:style-name="P12"><text:span text:style-name="T2">Privacy and Security Online</text:span><text:span text:style-name="T5"> </text:span><text:span text:style-name="T1">by Nicole Henning</text:span></text:p>
      <text:p text:style-name="P12"><text:span text:style-name="T2">You are Not a Gadget: A Manifesto</text:span><text:span text:style-name="T5"> </text:span><text:span text:style-name="T1">by Jaron Lanier</text:span></text:p>
      <text:p text:style-name="P12"><text:span text:style-name="T2">Consent of the Networked: The Worldwide Struggle for Internet Freedom</text:span><text:span text:style-name="T5"> </text:span><text:span text:style-name="T1">by Rebecca MacKinnon</text:span></text:p>
      <text:p text:style-name="P12"><text:span text:style-name="T2">Algorithms of Oppression: How Search Engines Reinforce Racism</text:span><text:span text:style-name="T5"> </text:span><text:span text:style-name="T1">by Safiya Noble</text:span></text:p>
      <text:p text:style-name="P12"><text:soft-page-break/><text:span text:style-name="T2">Weapons of Math Destruction</text:span><text:span text:style-name="T5"> </text:span><text:span text:style-name="T1">by Kathy O’Neil</text:span></text:p>
      <text:p text:style-name="P12"><text:span text:style-name="T2">They Know Everything About You: How Data-Collecting Corporations and Snooping Government Agencies Are<text:line-break/></text:span><text:span text:style-name="T5">    </text:span><text:span text:style-name="T2">Destroying Democracy</text:span><text:span text:style-name="T5"> </text:span><text:span text:style-name="T1">by Robert Scheerl </text:span></text:p>
      <text:p text:style-name="P12"><text:span text:style-name="T2">Data and Goliath: the Hidden Battles to Collect Your Data and Control Your World</text:span><text:span text:style-name="T5"> </text:span><text:span text:style-name="T1">by Bruce Schneier</text:span></text:p>
      <text:p text:style-name="P12"><text:span text:style-name="T2">Hacking the Future: Privacy, Identity, and Anonymity on the Web</text:span><text:span text:style-name="T5"> </text:span><text:span text:style-name="T1">by Cole Stryker</text:span></text:p>
      <text:p text:style-name="P9">The Attention Merchants: from the Daily Newspaper to Social Media, How Our Time and Attention is Harvested and Sold </text:p>
      <text:p text:style-name="P13">by Tim Wu</text:p>
      <text:p text:style-name="P12"><text:span text:style-name="T2">The Age of Surveillance Capitalism: The Fight for a Human Future at the New Frontier of Power</text:span><text:span text:style-name="T5"> </text:span><text:span text:style-name="T1">by Shoshana Zuboff</text:span></text:p>
      <text:p text:style-name="Text_20_body"/>
      <text:p text:style-name="P8">Fiction</text:p>
      <text:p text:style-name="P12"><text:span text:style-name="T2">Oryx and Crake</text:span><text:span text:style-name="T5"> </text:span><text:span text:style-name="T1">by Margaret Atwood</text:span></text:p>
      <text:p text:style-name="P12"><text:span text:style-name="T2">Little Brother</text:span><text:span text:style-name="T5"> </text:span><text:span text:style-name="T1">by Cory Doctorow</text:span></text:p>
      <text:p text:style-name="P12"><text:span text:style-name="T2">The Circle</text:span><text:span text:style-name="T5"> </text:span><text:span text:style-name="T1">by David Eggers</text:span></text:p>
      <text:p text:style-name="Text_20_body"/>
      <text:p text:style-name="P8">Movies and TV</text:p>
      <text:p text:style-name="P9">Assassination Nation</text:p>
      <text:p text:style-name="P9">Citizenfour</text:p>
      <text:p text:style-name="P9">Deep Web</text:p>
      <text:p text:style-name="P12"><text:span text:style-name="T2">Mr. Robot</text:span><text:span text:style-name="T5"> </text:span><text:span text:style-name="T1">Season 1</text:span></text:p>
      <text:p text:style-name="P9">Terms and Conditions May Apply</text:p>
      <text:p text:style-name="P1"/>
      <text:p text:style-name="P3"><text:bookmark text:name="docs-internal-guid-d4950926-7fff-f55b-9a82-5635974d8f7b"/>REFERENCES</text:p>
      <text:p text:style-name="Text_20_body"/>
      <text:p text:style-name="P12"><text:span text:style-name="T3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9">https://www.ftc.gov/news-events/audio-video/video/big-data-tool-inclusion-or-exclusion-part-6</text:span></text:a></text:p>
      <text:p text:style-name="Text_20_body"/>
      <text:p text:style-name="P12"><text:span text:style-name="T3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9">https://www.ftc.gov/news-events/audio-video/video/informational-injury-panel-1-injuries-101</text:span></text:a></text:p>
      <text:p text:style-name="Text_20_body"/>
      <text:p text:style-name="P12"><text:span text:style-name="T3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9">http://firstmonday.org/ojs/index.php/fm/article/view/3821</text:span></text:a></text:p>
      <text:p text:style-name="Text_20_body"/>
      <text:p text:style-name="P10"><text:soft-page-break/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/>
      <text:p text:style-name="P12"><text:span text:style-name="T3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9">https://arstechnica.com/information-technology/2016/03/big-name-sites-hit-by-rash-of-malicious-ads-spreading-crypto-ransomware/</text:span></text:a></text:p>
      <text:p text:style-name="Text_20_body"/>
      <text:p text:style-name="P12"><text:span text:style-name="T3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10"> </text:span></text:a><text:a xlink:type="simple" xlink:href="https://law.yale.edu/yls-today/news/isp-privacy-lab-publishes-research-hidden-trackers" text:style-name="Internet_20_link" text:visited-style-name="Visited_20_Internet_20_Link"><text:span text:style-name="T9">https://law.yale.edu/yls-today/news/isp-privacy-lab-publishes-research-hidden-trackers</text:span></text:a></text:p>
      <text:p text:style-name="Text_20_body"/>
      <text:p text:style-name="P12"><text:span text:style-name="T3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9">https://www.consumerreports.org/privacy/how-facebook-tracks-you-even-when-youre-not-on-facebook/</text:span></text:a></text:p>
      <text:p text:style-name="Text_20_body"/>
      <text:p text:style-name="P12"><text:span text:style-name="T3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9">https://www.lynda.com/cms/162-2817?culture=en-US</text:span></text:a></text:p>
      <text:p text:style-name="Text_20_body"/>
      <text:p text:style-name="P12"><text:span text:style-name="T3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9">https://blog.mozilla.org/futurereleases/2018/08/30/changing-our-approach-to-anti-tracking</text:span></text:a></text:p>
      <text:p text:style-name="Text_20_body"/>
      <text:p text:style-name="P12"><text:span text:style-name="T3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10"> </text:span></text:a><text:a xlink:type="simple" xlink:href="http://www.privacyinternational.org/report/2647/how-apps-android-share-data-facebook-report" text:style-name="Internet_20_link" text:visited-style-name="Visited_20_Internet_20_Link"><text:span text:style-name="T9">http://www.privacyinternational.org/report/2647/how-apps-android-share-data-facebook-report</text:span></text:a></text:p>
      <text:p text:style-name="Text_20_body"/>
      <text:p text:style-name="P10">Tisne, M. (2018, December 14). It’s time for a Bill of Data Rights. Retrieved January 17, 2019, from https://www.technologyreview.com/s/612588/its-time-for-a-bill-of-data-rights/</text:p>
      <text:p text:style-name="P12"><text:span text:style-name="T3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9">https://twitter.com/mikarv/status/1012386696934182912</text:span></text:a></text:p>
      <text:p text:style-name="Text_20_body"/>
      <text:p text:style-name="P12"><text:span text:style-name="T3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9">https://www.verizonenterprise.com/resources/reports/rp_DBIR_2018_Report_en_xg.pdf</text:span></text:a></text:p>
      <text:p text:style-name="Text_20_body"/>
      <text:p text:style-name="P12"><text:soft-page-break/><text:span text:style-name="T3">Yoose, B. (2018, April 11). Wrangling Library Patron Data. Webinar. Retrieved from </text:span><text:a xlink:type="simple" xlink:href="https://ala.adobeconnect.com/pb88f3mvmgbb/?proto=true" text:style-name="Internet_20_link" text:visited-style-name="Visited_20_Internet_20_Link"><text:span text:style-name="T9">https://ala.adobeconnect.com/pb88f3mvmgbb/?proto=true</text:span></text:a></text:p>
      <text:p text:style-name="Text_20_body"/>
      <text:p text:style-name="P10">=============================================</text:p>
      <text:p text:style-name="Text_20_body"><text:line-break/><text:span text:style-name="T3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9">https://www.npr.org/sections/alltechconsidered/2015/10/10/447254006/this-week-in-data-collection-news-and-the-privacy-parado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05T16:24:01.890392401</dc:date>
    <meta:editing-duration>PT7M35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5" meta:paragraph-count="88" meta:word-count="673" meta:character-count="6060" meta:non-whitespace-character-count="5462"/>
  </office:meta>
</office:document-meta>
</file>